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2" style:family="paragraph" style:parent-style-name="Standard" style:list-style-name="List_20_1"/>
    <style:style style:name="P13" style:family="paragraph" style:parent-style-name="Standard">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
      <style:paragraph-properties fo:text-align="justify" style:justify-single-word="false"/>
    </style:style>
    <style:style style:name="P18" style:family="paragraph" style:parent-style-name="Standard" style:list-style-name="List_20_1">
      <style:paragraph-properties fo:text-align="start" style:justify-single-word="false"/>
    </style:style>
    <style:style style:name="P19" style:family="paragraph" style:parent-style-name="Standard" style:list-style-name="List_20_2"/>
    <style:style style:name="P20" style:family="paragraph" style:parent-style-name="Standard" style:list-style-name=""/>
    <style:style style:name="P21" style:family="paragraph" style:parent-style-name="Standard">
      <style:text-properties fo:font-weight="bold" style:font-weight-asian="bold" style:font-weight-complex="bold"/>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2">
      <style:paragraph-properties fo:break-before="page"/>
      <style:text-properties style:font-name="Arial"/>
    </style:style>
    <style:style style:name="P25" style:family="paragraph" style:parent-style-name="Heading_20_3" style:list-style-name=""/>
    <style:style style:name="P26" style:family="paragraph" style:parent-style-name="Heading_20_3" style:list-style-name=""/>
    <style:style style:name="P27" style:family="paragraph" style:parent-style-name="Heading_20_3">
      <style:text-properties style:font-name="Arial"/>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style:font-name="Arial"/>
    </style:style>
    <style:style style:name="P30" style:family="paragraph" style:parent-style-name="Heading_20_4" style:list-style-name=""/>
    <style:style style:name="P31" style:family="paragraph" style:parent-style-name="Heading_20_4" style:list-style-name=""/>
    <style:style style:name="P32" style:family="paragraph" style:parent-style-name="Heading_20_4">
      <style:paragraph-properties fo:break-before="page"/>
    </style:style>
    <style:style style:name="P33" style:family="paragraph" style:parent-style-name="Code_20_block" style:list-style-nam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style:font-size-asian="12pt" style:font-size-complex="12pt"/>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672934"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5297064"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2683535" text:style-name="List_20_1">
        <text:list-item>
          <text:p text:style-name="P12">abstract: JPPFTask cannot be used directly, it must be extended to construct a real task</text:p>
        </text:list-item>
        <text:list-item>
          <text:p text:style-name="P12">Runnable, via Task&lt;T&gt;: when writing a JPPF task, the run() method of <text:span text:style-name="Code_20_char">java.lang.Runnable</text:span> must be implemented. This is the part of a task that will be executed on a remote node.</text:p>
        </text:list-item>
        <text:list-item>
          <text:p text:style-name="P1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5294545" text:continue-list="list2529706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5290332" text:continue-list="list22683535" text:style-name="List_20_1">
        <text:list-item>
          <text:p text:style-name="P12"><text:span text:style-name="Code_20_char">public void setResult(Object result)</text:span> : <text:s/>stores the execution result; the argument must be serializable</text:p>
        </text:list-item>
        <text:list-item>
          <text:p text:style-name="P1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5293428" text:continue-numbering="true" text:style-name="List_20_1">
        <text:list-item>
          <text:p text:style-name="P12">using custom attributes in the task class and their accessors</text:p>
        </text:list-item>
        <text:list-item>
          <text:p text:style-name="P12">storing and getting data to/from a database</text:p>
        </text:list-item>
        <text:list-item>
          <text:p text:style-name="P12">using a file system</text:p>
        </text:list-item>
        <text:list-item>
          <text:p text:style-name="P12">using third-party applications or libraries</text:p>
        </text:list-item>
        <text:list-item>
          <text:p text:style-name="P12">etc ...</text:p>
        </text:list-item>
      </text:list>
      <text:list xml:id="list25299948" text:continue-list="list2529454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5287797" text:continue-list="list25293428" text:style-name="List_20_1">
        <text:list-item>
          <text:p text:style-name="P12"><text:span text:style-name="Code_20_char">public void setException(Exception e)</text:span> : store an exception for later retrieval</text:p>
        </text:list-item>
        <text:list-item>
          <text:p text:style-name="P1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h text:style-name="P30" text:outline-level="4"/>
      <text:list xml:id="list25284986" text:continue-list="list25299948" text:style-name="Outline">
        <text:list-item>
          <text:list>
            <text:list-item>
              <text:list>
                <text:list-item>
                  <text:list>
                    <text:list-item>
                      <text:h text:style-name="P32"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5282116" text:continue-list="list25287797" text:style-name="List_20_1">
        <text:list-item>
          <text:p text:style-name="P12">cancel a task</text:p>
        </text:list-item>
        <text:list-item>
          <text:p text:style-name="P12">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5302356" text:continue-list="list25284986"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2668068" text:style-name="L1">
        <text:list-item>
          <text:p text:style-name="P14"><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4"><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p text:style-name="P1"/>
      <text:list xml:id="list25289990" text:continue-list="list25302356" text:style-name="Outline">
        <text:list-item>
          <text:list>
            <text:list-item>
              <text:list>
                <text:list-item>
                  <text:h text:style-name="P28"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5276349" text:continue-list="list25282116" text:style-name="List_20_1">
        <text:list-item>
          <text:p text:style-name="P12">if the annotated element is an <text:span text:style-name="T1">instance</text:span> (non-static) method, the annotated class must be serializable</text:p>
        </text:list-item>
        <text:list-item>
          <text:p text:style-name="P12">if the class is already an instance of JPPFTask, the annotation will be ignored</text:p>
        </text:list-item>
        <text:list-item>
          <text:p text:style-name="P12">if an annotated method has a return type (i.e. non void), the return value will be set as the task result</text:p>
        </text:list-item>
        <text:list-item>
          <text:p text:style-name="P12">it is possible to annotate a public method or constructor</text:p>
        </text:list-item>
        <text:list-item>
          <text:p text:style-name="P12">an annotated method can be static or non-static</text:p>
        </text:list-item>
        <text:list-item>
          <text:p text:style-name="P12">if the annotated element is a constructor or a static method, the first argument of JPPFJob.addTask() must be a Class object representing the class that declares it.</text:p>
        </text:list-item>
        <text:list-item>
          <text:p text:style-name="P12">an annotated method or constructor can have any signature, with no limit on the number of arguments</text:p>
        </text:list-item>
        <text:list-item>
          <text:p text:style-name="P12">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
      <text:p text:style-name="P10">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5301227" text:continue-list="list2528999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5304431" text:continue-list="list25276349" text:style-name="List_20_1">
        <text:list-item>
          <text:p text:style-name="P12">the class must be serializable</text:p>
        </text:list-item>
        <text:list-item>
          <text:p text:style-name="P18">if the class is already an instance of <text:span text:style-name="Code_20_char">JPPFTask</text:span>, or annotated with <text:span text:style-name="Code_20_char">@JPPFRunnable</text:span>, it will be processed as such</text:p>
        </text:list-item>
        <text:list-item>
          <text:p text:style-name="P12">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5283568" text:continue-list="list2530122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5286577" text:continue-list="list25304431" text:style-name="List_20_1">
        <text:list-item>
          <text:p text:style-name="P12">the Callable class must be serializable</text:p>
        </text:list-item>
        <text:list-item>
          <text:p text:style-name="P1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the return value of the <text:span text:style-name="Code_20_char">call()</text:span> method will be set as the task result</text:p>
        </text:list-item>
        <text:list-item>
          <text:p text:style-name="P12">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5293903" text:continue-list="list25283568" text:style-name="Outline">
        <text:list-item>
          <text:list>
            <text:list-item>
              <text:list>
                <text:list-item>
                  <text:h text:style-name="P28"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3.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5300424" text:continue-list="list25286577" text:style-name="List_20_1">
        <text:list-item>
          <text:p text:style-name="P12">if the entry point is an <text:span text:style-name="T1">instance</text:span> (non-static) method, the class must be serializable</text:p>
        </text:list-item>
        <text:list-item>
          <text:p text:style-name="P12">if a method has a return type (i.e. non void), the return value will be set as the task result</text:p>
        </text:list-item>
        <text:list-item>
          <text:p text:style-name="P12">it is possible to use a public method or constructor as entry point</text:p>
        </text:list-item>
        <text:list-item>
          <text:p text:style-name="P12">a method entry point can be static or non-static</text:p>
        </text:list-item>
        <text:list-item>
          <text:p text:style-name="P12">A POJO task is added to a job by calling a <text:span text:style-name="Code_20_char">JPPFJob.addTask()</text:span> method whose first argument is the method or constructor name.</text:p>
        </text:list-item>
        <text:list-item>
          <text:p text:style-name="P12">if the entry point is a constructor or a static method, the second argument of JPPFJob.addTask() be a Class object representing the class that declares it.</text:p>
        </text:list-item>
        <text:list-item>
          <text:p text:style-name="P12">an annotated method or constructor can have any signature, with no limit on the number of arguments</text:p>
        </text:list-item>
        <text:list-item>
          <text:p text:style-name="P15">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25274011" text:continue-list="list25293903" text:style-name="Outline">
        <text:list-item>
          <text:list>
            <text:list-item>
              <text:list>
                <text:list-item>
                  <text:h text:style-name="P28" text:outline-level="3">Running non-Java tasks: Commanding</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25285359"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5278018" text:continue-list="list25300424" text:style-name="List_20_1">
        <text:list-item>
          <text:p text:style-name="P15"><text:a xlink:type="simple" xlink:href="http://www.jppf.org/api-3/index.html?org/jppf/server/protocol/FileLocation.html"><text:span text:style-name="Code_20_char">FileLocation</text:span></text:a> represents a path in the file system</text:p>
        </text:list-item>
        <text:list-item>
          <text:p text:style-name="P15"><text:a xlink:type="simple" xlink:href="http://www.jppf.org/api-3/index.html?org/jppf/server/protocol/URLLocation.html"><text:span text:style-name="Code_20_char">URLLocation</text:span></text:a> can be used to get data to and from a URL, including HTTP and FTP URLs</text:p>
        </text:list-item>
        <text:list-item>
          <text:p text:style-name="P15"><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5275730" text:continue-list="list25285359" text:style-name="Outline">
        <text:list-item>
          <text:list>
            <text:list-item>
              <text:h text:style-name="P23" text:outline-level="2">Dealing with jobs</text:h>
            </text:list-item>
          </text:list>
        </text:list-item>
      </text:list>
      <text:p text:style-name="Standard">A job is a grouping of tasks with a common set of characteristics and a common SLA. These characteristics include:</text:p>
      <text:p text:style-name="Standard"/>
      <text:list xml:id="list25302844" text:continue-list="list25278018" text:style-name="List_20_1">
        <text:list-item>
          <text:p text:style-name="P12">common data shared between tasks (data provider)</text:p>
        </text:list-item>
        <text:list-item>
          <text:p text:style-name="P12">A common Service Level Agreement (SLA) comprising:</text:p>
        </text:list-item>
      </text:list>
      <text:list xml:id="list22669417" text:style-name="List_20_2">
        <text:list-item>
          <text:list>
            <text:list-item>
              <text:list>
                <text:list-item>
                  <text:p text:style-name="P19">the job priority</text:p>
                </text:list-item>
                <text:list-item>
                  <text:p text:style-name="P19">the maximum number of nodes a job can be executed on</text:p>
                </text:list-item>
                <text:list-item>
                  <text:p text:style-name="P19">an optional execution policy describing which nodes the job can run on</text:p>
                </text:list-item>
                <text:list-item>
                  <text:p text:style-name="P19">a suspended indicator, that enables submitting a job in suspended state, waiting for an external command to resume or start its execution</text:p>
                </text:list-item>
                <text:list-item>
                  <text:p text:style-name="P19">an execution start date and time</text:p>
                </text:list-item>
                <text:list-item>
                  <text:p text:style-name="P19">an expiration (timeout) date and time</text:p>
                </text:list-item>
                <text:list-item>
                  <text:p text:style-name="P19">an indicator specifying what the server should do when the application is disconnected</text:p>
                </text:list-item>
              </text:list>
            </text:list-item>
          </text:list>
        </text:list-item>
      </text:list>
      <text:list xml:id="list25302427" text:continue-list="list25302844" text:style-name="List_20_1">
        <text:list-item>
          <text:p text:style-name="P15">a blocking/non-blocking indicator, specifying whether the job execution is synchronous or asynchronous from the application's point of view</text:p>
        </text:list-item>
        <text:list-item>
          <text:p text:style-name="P15">a listener to receive notifications of completed tasks when running in non-blocking mode</text:p>
        </text:list-item>
        <text:list-item>
          <text:p text:style-name="P15">the ability to receive notifications when the job execution starts and completes</text:p>
        </text:list-item>
        <text:list-item>
          <text:p text:style-name="P15">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5274839" text:continue-list="list25275730"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h text:style-name="P25" text:outline-level="3"/>
      <text:list xml:id="list25277448" text:continue-numbering="true" text:style-name="Outline">
        <text:list-item>
          <text:list>
            <text:list-item>
              <text:list>
                <text:list-item>
                  <text:h text:style-name="P28"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5272820" text:continue-numbering="true" text:style-name="Outline">
        <text:list-item>
          <text:list>
            <text:list-item>
              <text:list>
                <text:list-item>
                  <text:h text:style-name="P28"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5284402" text:continue-list="list25302427" text:style-name="List_20_1">
        <text:list-item>
          <text:p text:style-name="P15">an instance of <text:span text:style-name="Code_20_char">JPPFTask</text:span></text:p>
        </text:list-item>
        <text:list-item>
          <text:p text:style-name="P15">an instance of a class with a non-static public method annotated with <text:span text:style-name="Code_20_char">@JPPFRunnable</text:span></text:p>
        </text:list-item>
        <text:list-item>
          <text:p text:style-name="P15">a <text:span text:style-name="Code_20_char">Class</text:span> object representing a class that has a public static method or a constructor annotated with <text:span text:style-name="Code_20_char">@JPPFRunnable</text:span></text:p>
        </text:list-item>
        <text:list-item>
          <text:p text:style-name="P15">an instance of a a Runnable class</text:p>
        </text:list-item>
        <text:list-item>
          <text:p text:style-name="P15">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5283896" text:continue-numbering="true" text:style-name="List_20_1">
        <text:list-item>
          <text:p text:style-name="P15">an instance of the POJO class if the entry point is a non-static method</text:p>
        </text:list-item>
        <text:list-item>
          <text:p text:style-name="P12">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25280983" text:continue-list="list25272820" text:style-name="Outline">
        <text:list-item>
          <text:list>
            <text:list-item>
              <text:list>
                <text:list-item>
                  <text:h text:style-name="P28"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Code_20_block"><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 else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oft-page-brea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p text:style-name="P1"><text:span text:style-name="Code_20_char"><text:span text:style-name="T11"/></text:span></text:p>
      <text:list xml:id="list25286677" text:continue-numbering="true" text:style-name="Outline">
        <text:list-item>
          <text:list>
            <text:list-item>
              <text:h text:style-name="P23"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5278594" text:continue-list="list22669417" text:style-name="List_20_2">
        <text:list-item>
          <text:p text:style-name="P16">handle and store the execution results of the tasks</text:p>
        </text:list-item>
        <text:list-item>
          <text:p text:style-name="P16">ensure the results are in the same order as the tasks initially submitted</text:p>
        </text:list-item>
        <text:list-item>
          <text:p text:style-name="P16">handle errors occurring while receiving the results from the server</text:p>
        </text:list-item>
        <text:list-item>
          <text:p text:style-name="P16">update the state of the job's execution</text:p>
        </text:list-item>
        <text:list-item>
          <text:p text:style-name="P16">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5292671" text:continue-list="list25286677"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h text:style-name="P25" text:outline-level="3"/>
      <text:list xml:id="list25279671" text:continue-numbering="true" text:style-name="Outline">
        <text:list-item>
          <text:list>
            <text:list-item>
              <text:list>
                <text:list-item>
                  <text:h text:style-name="P28"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h text:style-name="P25" text:outline-level="3"/>
      <text:list xml:id="list25284035" text:continue-numbering="true" text:style-name="Outline">
        <text:list-item>
          <text:list>
            <text:list-item>
              <text:list>
                <text:list-item>
                  <text:h text:style-name="P28" text:outline-level="3">A full TaskResultListener example</text:h>
                </text:list-item>
              </text:list>
            </text:list-item>
          </text:list>
        </text:list-item>
      </text:list>
      <text:h text:style-name="P17" text:outline-level="3">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h>
      <text:h text:style-name="P20" text:outline-level="3"/>
      <text:h text:style-name="P33" text:outline-level="3">public class MyResultListener implements TaskResultListener {</text:h>
      <text:h text:style-name="P33" text:outline-level="3"><text:s text:c="2"/>protected int count;</text:h>
      <text:h text:style-name="P33" text:outline-level="3"><text:s text:c="2"/>protected int pendingCount = 0;</text:h>
      <text:h text:style-name="P33" text:outline-level="3"><text:s text:c="2"/>protected final JPPFJob job;</text:h>
      <text:h text:style-name="P33" text:outline-level="3"/>
      <text:h text:style-name="P33" text:outline-level="3"><text:s text:c="2"/><text:span text:style-name="T5">// Initialize this collector with the specified job</text:span></text:h>
      <text:h text:style-name="P33" text:outline-level="3"><text:s text:c="2"/>public JPPFResultCollector(JPPFJob job) {</text:h>
      <text:h text:style-name="P33" text:outline-level="3"><text:s text:c="4"/>this.job = job;</text:h>
      <text:h text:style-name="P33" text:outline-level="3"><text:s text:c="4"/>count = job.getTasks().size() - job.getResults().size();</text:h>
      <text:h text:style-name="P33" text:outline-level="3"><text:s text:c="4"/>pendingCount = count;</text:h>
      <text:h text:style-name="P33" text:outline-level="3"><text:s text:c="2"/>}</text:h>
      <text:h text:style-name="P33" text:outline-level="3"><text:s text:c="2"/></text:h>
      <text:h text:style-name="P33" text:outline-level="3"><text:s text:c="2"/><text:span text:style-name="T5">// Called to notify that the results of a number of tasks</text:span></text:h>
      <text:h text:style-name="P33" text:outline-level="3"><text:s text:c="2"/><text:span text:style-name="T5">// have been received from the server</text:span></text:h>
      <text:h text:style-name="P33" text:outline-level="3"><text:s text:c="2"/>public synchronized void resultsReceived(TaskResultEvent event) {</text:h>
      <text:h text:style-name="P33" text:outline-level="3"><text:s text:c="4"/>if (event.getTaskList() != null) {</text:h>
      <text:h text:style-name="P33" text:outline-level="3"><text:s text:c="6"/>List&lt;JPPFTask&gt; tasks = event.getTaskList();</text:h>
      <text:h text:style-name="P33" text:outline-level="3"><text:s text:c="6"/><text:span text:style-name="T5">// update the job's results</text:span></text:h>
      <text:h text:style-name="P33" text:outline-level="3"><text:s text:c="6"/><text:span text:style-name="T3">job.getResults().putResults(tasks);</text:span></text:h>
      <text:h text:style-name="P33" text:outline-level="3"><text:s text:c="6"/>pendingCount -= tasks.size();</text:h>
      <text:h text:style-name="P33" text:outline-level="3"><text:s text:c="6"/><text:span text:style-name="T5">// notify the threads waiting in waitForResults()</text:span></text:h>
      <text:h text:style-name="P33" text:outline-level="3"><text:s text:c="6"/>notifyAll();</text:h>
      <text:h text:style-name="P33" text:outline-level="3"><text:s text:c="6"/><text:span text:style-name="T5">// store the results if a persistence manager is present</text:span></text:h>
      <text:h text:style-name="P33" text:outline-level="3"><text:s text:c="6"/><text:span text:style-name="T3">if (job.getPersistenceManager() != null) {</text:span></text:h>
      <text:h text:style-name="P33" text:outline-level="3"><text:s text:c="8"/>JobPersistence pm = job.getPersistenceManager();</text:h>
      <text:h text:style-name="P33" text:outline-level="3"><text:s text:c="8"/>try {</text:h>
      <text:h text:style-name="P33" text:outline-level="3"><text:s text:c="10"/><text:span text:style-name="T3">pm.storeJob(pm.computeKey(job), job, tasks);</text:span></text:h>
      <text:h text:style-name="P33" text:outline-level="3"><text:s text:c="8"/>} catch (JobPersistenceException e) {</text:h>
      <text:h text:style-name="P33" text:outline-level="3"><text:s text:c="10"/>e.printStackTrace();</text:h>
      <text:h text:style-name="P33" text:outline-level="3"><text:s text:c="8"/>}</text:h>
      <text:h text:style-name="P33" text:outline-level="3"><text:s text:c="6"/>}</text:h>
      <text:h text:style-name="P33" text:outline-level="3"><text:s text:c="4"/>} else {</text:h>
      <text:h text:style-name="P33" text:outline-level="3"><text:s text:c="6"/><text:span text:style-name="T5">// reset this object's state to prepare for job resubmission</text:span></text:h>
      <text:h text:style-name="P33" text:outline-level="3"><text:s text:c="6"/>count = job.getTasks().size() - job.getResults().size();</text:h>
      <text:h text:style-name="P33" text:outline-level="3"><text:s text:c="6"/>pendingCount = count;</text:h>
      <text:h text:style-name="P33" text:outline-level="3"><text:s text:c="4"/>}</text:h>
      <text:h text:style-name="P33" text:outline-level="3"><text:s text:c="2"/>}</text:h>
      <text:h text:style-name="P33" text:outline-level="3"><text:s text:c="2"/></text:h>
      <text:h text:style-name="P33" text:outline-level="3"><text:s text:c="2"/><text:span text:style-name="T5">// Wait until all results of a request have been collected</text:span></text:h>
      <text:h text:style-name="P33" text:outline-level="3"><text:s text:c="2"/>public synchronized List&lt;JPPFTask&gt; waitForResults() {</text:h>
      <text:h text:style-name="P33" text:outline-level="3"><text:s text:c="4"/>while (pendingCount &gt; 0) {</text:h>
      <text:h text:style-name="P33" text:outline-level="3"><text:s text:c="6"/>try {</text:h>
      <text:h text:style-name="P33" text:outline-level="3"><text:s text:c="8"/>wait();</text:h>
      <text:h text:style-name="P33" text:outline-level="3"><text:s text:c="6"/>} catch(InterruptedException e) {</text:h>
      <text:h text:style-name="P33" text:outline-level="3"><text:s text:c="8"/>e.printStackTrace();</text:h>
      <text:h text:style-name="P33" text:outline-level="3"><text:s text:c="6"/>}</text:h>
      <text:h text:style-name="P33" text:outline-level="3"><text:s text:c="4"/>}</text:h>
      <text:h text:style-name="P33" text:outline-level="3"><text:s text:c="4"/>return getResults();</text:h>
      <text:h text:style-name="P33" text:outline-level="3"><text:s text:c="2"/>}</text:h>
      <text:h text:style-name="P33" text:outline-level="3"><text:s text:c="2"/></text:h>
      <text:h text:style-name="P33" text:outline-level="3"><text:s text:c="2"/><text:span text:style-name="T5">// Get the list of final results</text:span></text:h>
      <text:h text:style-name="P33" text:outline-level="3"><text:s text:c="2"/>public List&lt;JPPFTask&gt; getResults() {</text:h>
      <text:h text:style-name="P33" text:outline-level="3"><text:s text:c="4"/>return new ArrayList&lt;JPPFTask&gt;(job.getResults().getAll());</text:h>
      <text:h text:style-name="P33" text:outline-level="3"><text:s text:c="2"/>}</text:h>
      <text:h text:style-name="P33" text:outline-level="3">}</text:h>
      <text:h text:style-name="P20" text:outline-level="3"/>
      <text:list xml:id="list25297659" text:continue-numbering="true" text:style-name="Outline">
        <text:list-item>
          <text:list>
            <text:list-item>
              <text:list>
                <text:list-item>
                  <text:h text:style-name="P28"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5293557" text:continue-numbering="true" text:style-name="Outline">
        <text:list-item>
          <text:list>
            <text:list-item>
              <text:h text:style-name="P24"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1"><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1"><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5287191" text:continue-numbering="true" text:style-name="Outline">
        <text:list-item>
          <text:list>
            <text:list-item>
              <text:list>
                <text:list-item>
                  <text:h text:style-name="P29" text:outline-level="3">MemoryMapDataProvider: a map-based data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5300414" text:continue-numbering="true" text:style-name="Outline">
        <text:list-item>
          <text:list>
            <text:list-item>
              <text:list>
                <text:list-item>
                  <text:h text:style-name="P27" text:outline-level="3">ClientDataProvider: computing data in the client applicatio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5283878" text:continue-list="list25283896" text:style-name="List_20_1">
        <text:list-item>
          <text:p text:style-name="P15"><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5"><text:span text:style-name="Code_20_char"><text:span text:style-name="T7">the resulting value is computed as the return value of </text:span></text:span><text:span text:style-name="Code_20_char">JPPFCallable.call()</text:span></text:p>
        </text:list-item>
        <text:list-item>
          <text:p text:style-name="P15"><text:span text:style-name="Code_20_char"><text:span text:style-name="T7">the resulting value is sent back to the node</text:span></text:span></text:p>
        </text:list-item>
        <text:list-item>
          <text:p text:style-name="P15"><text:span text:style-name="Code_20_char"><text:span text:style-name="T7">the value is stored in the data provider by calling </text:span></text:span><text:span text:style-name="Code_20_char">ClientDataProvider.setValue(key, value)</text:span></text:p>
        </text:list-item>
        <text:list-item>
          <text:p text:style-name="P15"><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5296777" text:continue-list="list25300414" text:style-name="Outline">
        <text:list-item>
          <text:list>
            <text:list-item>
              <text:h text:style-name="P23"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5286525" text:continue-list="list25283878" text:style-name="List_20_1">
        <text:list-item>
          <text:p text:style-name="P15">the priority of a job</text:p>
        </text:list-item>
        <text:list-item>
          <text:p text:style-name="P15">whether it is submitted in suspended state</text:p>
        </text:list-item>
        <text:list-item>
          <text:p text:style-name="P15">the maximum number of nodes it can run on</text:p>
        </text:list-item>
        <text:list-item>
          <text:p text:style-name="P15">the characteristics of the nodes it can run on: the node execution policy</text:p>
        </text:list-item>
        <text:list-item>
          <text:p text:style-name="P15">the time at which a job is scheduled to start</text:p>
        </text:list-item>
        <text:list-item>
          <text:p text:style-name="P15">an expiration date for the job</text:p>
        </text:list-item>
        <text:list-item>
          <text:p text:style-name="P15">whether the job is a standard or broadcast job</text:p>
        </text:list-item>
        <text:list-item>
          <text:p text:style-name="P15">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25296762" text:continue-list="list25296777" text:style-name="Outline">
        <text:list-item>
          <text:list>
            <text:list-item>
              <text:list>
                <text:list-item>
                  <text:h text:style-name="P28"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25280626"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5278846"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5273972"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5293686" text:continue-list="list25286525" text:style-name="List_20_1">
        <text:list-item>
          <text:p text:style-name="P12">JPPF configuration properties</text:p>
        </text:list-item>
        <text:list-item>
          <text:p text:style-name="P12">System properties (including -D*=* properties specified on the JVM command line)</text:p>
        </text:list-item>
        <text:list-item>
          <text:p text:style-name="P12">Environment variables (e.g. PATH, JAVA_HOME, etc.)</text:p>
        </text:list-item>
        <text:list-item>
          <text:p text:style-name="P12">Networking: list of ipv4 and ipv6 addresses with corresponding host name when it can be resolved</text:p>
        </text:list-item>
        <text:list-item>
          <text:p text:style-name="P12">Runtime information such as maximum heap memory, number of available processors, etc...</text:p>
        </text:list-item>
        <text:list-item>
          <text:p text:style-name="P12">Disk space and storage information (JDK 1.6 or later only)</text:p>
        </text:list-item>
      </text:list>
      <text:p text:style-name="Standard"/>
      <text:p text:style-name="Standard">The kind of tests that can be performed apply to the value of a property, and include:</text:p>
      <text:p text:style-name="Standard"/>
      <text:list xml:id="list25279540" text:continue-numbering="true" text:style-name="List_20_1">
        <text:list-item>
          <text:p text:style-name="P12">Binary comparison operators: ==, &lt;, &lt;=, &gt;, &gt;= ; for instance: ''property_value &lt;= 15''</text:p>
        </text:list-item>
        <text:list-item>
          <text:p text:style-name="P12">Range operators (intervals): ''property_value in'' [a,b] <text:s/>, <text:s/>[a,b[ <text:s/>, <text:s/>]a,b] <text:s/>, <text:s/>]a,b[</text:p>
        </text:list-item>
        <text:list-item>
          <text:p text:style-name="P12">"One of" operator (discrete sets): ''property_value in { a1, ... , aN }''</text:p>
        </text:list-item>
        <text:list-item>
          <text:p text:style-name="P12">"Contains string" operator: ''property_value contains "substring"''</text:p>
        </text:list-item>
        <text:list-item>
          <text:p text:style-name="P12">Regular expressions: '' property_value matches 'regexp' ''</text:p>
        </text:list-item>
        <text:list-item>
          <text:p text:style-name="P1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h text:style-name="P30" text:outline-level="4"/>
      <text:list xml:id="list25284703" text:continue-list="list25273972" text:style-name="Outline">
        <text:list-item>
          <text:list>
            <text:list-item>
              <text:list>
                <text:list-item>
                  <text:list>
                    <text:list-item>
                      <text:h text:style-name="P32"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25300896"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5283021" text:continue-list="list25279540" text:style-name="List_20_1">
        <text:list-item>
          <text:p text:style-name="P12">the custom policy class must extend <text:a xlink:type="simple" xlink:href="http://www.jppf.org/api-3/index.html?org/jppf/node/policy/CustomPolicy.html"><text:span text:style-name="Code_20_char">CustomPolicy</text:span></text:a></text:p>
        </text:list-item>
        <text:list-item>
          <text:p text:style-name="P1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5276913" text:continue-list="list25300896"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JobSLA().setJobExpirationSchedule(mySchedule);</text:p>
      <text:list xml:id="list25295421" text:continue-numbering="true" text:style-name="Outline">
        <text:list-item>
          <text:list>
            <text:list-item>
              <text:list>
                <text:list-item>
                  <text:h text:style-name="Heading_20_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text:soft-page-break/></text:p>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JobSLA().setBroadcastJob(true);</text:p>
      <text:p text:style-name="Standard"/>
      <text:p text:style-name="Standard">With respect to the dynamic aspect of a JPPF grid, the following behavior is enforced:</text:p>
      <text:p text:style-name="Standard"/>
      <text:list xml:id="list25301295" text:continue-list="list25283021" text:style-name="List_20_1">
        <text:list-item>
          <text:p text:style-name="P12">a broadcast job is only executed on the nodes active at the time the job is received by the JPPF driver</text:p>
        </text:list-item>
        <text:list-item>
          <text:p text:style-name="P12">if a node dies or disconnects while the job is executing on it, the job is canceled for this node</text:p>
        </text:list-item>
        <text:list-item>
          <text:p text:style-name="P12">if a new node connects while the job is executing, the broadcast job will not execute on it</text:p>
        </text:list-item>
        <text:list-item>
          <text:p text:style-name="P1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5290506" text:continue-list="list25295421"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5302742" text:continue-numbering="true" text:style-name="Outline">
        <text:list-item>
          <text:list>
            <text:list-item>
              <text:h text:style-name="P23"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Code_20_block"><text:span text:style-name="T5"><text:s text:c="4"/>// Set a parameter in the metadata</text:span></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h text:style-name="P22" text:outline-level="2"/>
      <text:list xml:id="list25276177" text:continue-numbering="true" text:style-name="Outline">
        <text:list-item>
          <text:list>
            <text:list-item>
              <text:h text:style-name="P23" text:outline-level="2">The JPPFClient API</text:h>
            </text:list-item>
          </text:list>
        </text:list-item>
      </text:list>
      <text:p text:style-name="Standard">A JPPF client is an object that will handle the communication between the application and the server. Its role is to:</text:p>
      <text:list xml:id="list25295990" text:continue-list="list25301295" text:style-name="List_20_1">
        <text:list-item>
          <text:p text:style-name="P12">manage one or multiple connections with the server</text:p>
        </text:list-item>
        <text:list-item>
          <text:p text:style-name="P12">submit jobs and get their results</text:p>
        </text:list-item>
        <text:list-item>
          <text:p text:style-name="P12">handle notifications of job results</text:p>
        </text:list-item>
        <text:list-item>
          <text:p text:style-name="P12">manage each connection's life cycle events</text:p>
        </text:list-item>
        <text:list-item>
          <text:p text:style-name="P12">provide the low-level machinery on the client side for the distributed class loading mechanism</text:p>
        </text:list-item>
        <text:list-item>
          <text:p text:style-name="P12">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5291577" text:continue-list="list25276177"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5300616"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5278593" text:continue-list="list25295990" text:style-name="List_20_1">
        <text:list-item>
          <text:p text:style-name="P15">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5">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4 </text:bookmark-ref>).</text:p>
        </text:list-item>
      </text:list>
      <text:list xml:id="list25302743" text:continue-list="list25300616"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25288515" text:continue-numbering="true" text:style-name="Outline">
        <text:list-item>
          <text:list>
            <text:list-item>
              <text:list>
                <text:list-item>
                  <text:h text:style-name="Heading_20_3" text:outline-level="3"><text:bookmark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h text:style-name="P25" text:outline-level="3"/>
      <text:list xml:id="list25277221" text:continue-numbering="true" text:style-name="Outline">
        <text:list-item>
          <text:list>
            <text:list-item>
              <text:list>
                <text:list-item>
                  <text:h text:style-name="P28"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3.7.4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529121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5281002" text:continue-numbering="true" text:style-name="Outline">
        <text:list-item>
          <text:list>
            <text:list-item>
              <text:h text:style-name="P23"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5283710" text:continue-numbering="true" text:style-name="Outline">
        <text:list-item>
          <text:list>
            <text:list-item>
              <text:list>
                <text:list-item>
                  <text:h text:style-name="P28"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5304703" text:continue-numbering="true" text:style-name="Outline">
        <text:list-item>
          <text:list>
            <text:list-item>
              <text:h text:style-name="P23"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22H17M34S</meta:editing-duration>
    <meta:editing-cycles>318</meta:editing-cycles>
    <meta:generator>LibreOffice/3.4$Win32 LibreOffice_project/340m1$Build-402</meta:generator>
    <meta:creation-date>2009-09-06T09:03:36.19</meta:creation-date>
    <dc:date>2011-12-20T05:16:08.37</dc:date>
    <meta:document-statistic meta:table-count="0" meta:image-count="0" meta:object-count="0" meta:page-count="34" meta:paragraph-count="1286" meta:word-count="12186" meta:character-count="82332" meta:non-whitespace-character-count="6811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